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manifest="urn:oasis:names:tc:opendocument:xmlns:manifest:1.0" office:version="1.2">
  <office:automatic-styles/>
  <office:body>
    <office:text>
      <text:h text:outline-level="1" text:style-name="Heading_20_1">D0 YOU EVER FEEL L1KE A PLAST1C BAG 123S AM E8</text:h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